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8.795cm" style:rel-column-width="32767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8.795cm" style:rel-column-width="32767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0da20" officeooo:paragraph-rsid="0000da2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175bf" officeooo:paragraph-rsid="000175bf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0d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da20" officeooo:paragraph-rsid="0000d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75bf" officeooo:paragraph-rsid="000175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00da20"/>
    </style:style>
    <style:style style:name="P9" style:family="paragraph" style:parent-style-name="Table_20_Contents">
      <style:paragraph-properties fo:text-align="start" style:justify-single-word="false"/>
      <style:text-properties officeooo:paragraph-rsid="000175bf"/>
    </style:style>
    <style:style style:name="T1" style:family="text">
      <style:text-properties officeooo:rsid="0000da20"/>
    </style:style>
    <style:style style:name="T2" style:family="text">
      <style:text-properties officeooo:rsid="000175bf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d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75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“Lancer un programme”</text:p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5">Nom</text:p>
          </table:table-cell>
          <table:table-cell table:style-name="Tableau1.B1" office:value-type="string">
            <text:p text:style-name="P5">Lancer un programme</text:p>
          </table:table-cell>
        </table:table-row>
        <table:table-row>
          <table:table-cell table:style-name="Tableau1.A2" office:value-type="string">
            <text:p text:style-name="P5">Objectif</text:p>
          </table:table-cell>
          <table:table-cell table:style-name="Tableau1.B2" office:value-type="string">
            <text:p text:style-name="P5">Éxécuter une séance de sport</text:p>
          </table:table-cell>
        </table:table-row>
        <table:table-row>
          <table:table-cell table:style-name="Tableau1.A2" office:value-type="string">
            <text:p text:style-name="P5">Acteurs Pirncipaux</text:p>
          </table:table-cell>
          <table:table-cell table:style-name="Tableau1.B2" office:value-type="string">
            <text:p text:style-name="P8"><text:span text:style-name="T4">Utilisateurs</text:span></text:p>
          </table:table-cell>
        </table:table-row>
        <table:table-row>
          <table:table-cell table:style-name="Tableau1.A2" office:value-type="string">
            <text:p text:style-name="P5">Acteurs Secondaires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5">Conditions initiales</text:p>
          </table:table-cell>
          <table:table-cell table:style-name="Tableau1.B2" office:value-type="string">
            <text:p text:style-name="P3">- <text:span text:style-name="T1">L’utilisateur doit s’être identifié</text:span></text:p>
          </table:table-cell>
        </table:table-row>
        <table:table-row>
          <table:table-cell table:style-name="Tableau1.A2" office:value-type="string">
            <text:p text:style-name="P5">Déroulement</text:p>
          </table:table-cell>
          <table:table-cell table:style-name="Tableau1.B2" office:value-type="string">
            <text:p text:style-name="P3">- <text:span text:style-name="T1">Lutilisateur choisit un programme</text:span></text:p>
            <text:p text:style-name="P3">- <text:span text:style-name="T1">Il clique sur “Commencer”</text:span></text:p>
            <text:p text:style-name="P4">- <text:span text:style-name="T1">L’exercice à effectuer ainsi que le nombre de séries/répétitions lui est montré </text:span></text:p>
            <text:p text:style-name="P4"><text:span text:style-name="T1">- Dès lors qu’il finit un erxercice, l’utilisateur clique sur le bouton “Suivant”.</text:span></text:p>
          </table:table-cell>
        </table:table-row>
        <table:table-row>
          <table:table-cell table:style-name="Tableau1.A2" office:value-type="string">
            <text:p text:style-name="P5">Condition de fin</text:p>
          </table:table-cell>
          <table:table-cell table:style-name="Tableau1.B2" office:value-type="string">
            <text:p text:style-name="P3">- <text:span text:style-name="T1">L’utilisateur a cliqué sur suivant lorsque le dernier exercice du programme lui a été montré.</text:span></text:p>
          </table:table-cell>
        </table:table-row>
      </table:table>
      <text:p text:style-name="P1"/>
      <text:p text:style-name="P1">Cas “Modifier sa taille”</text:p>
      <text:p text:style-name="P1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5">Nom</text:p>
          </table:table-cell>
          <table:table-cell table:style-name="Tableau2.B1" office:value-type="string">
            <text:p text:style-name="P5">Modifier sa taille</text:p>
          </table:table-cell>
        </table:table-row>
        <table:table-row>
          <table:table-cell table:style-name="Tableau2.A2" office:value-type="string">
            <text:p text:style-name="P5">Objectif</text:p>
          </table:table-cell>
          <table:table-cell table:style-name="Tableau2.B2" office:value-type="string">
            <text:p text:style-name="P6">Mettre à jour sa taille</text:p>
          </table:table-cell>
        </table:table-row>
        <table:table-row>
          <table:table-cell table:style-name="Tableau2.A2" office:value-type="string">
            <text:p text:style-name="P5">Acteurs Pirncipaux</text:p>
          </table:table-cell>
          <table:table-cell table:style-name="Tableau2.B2" office:value-type="string">
            <text:p text:style-name="P6">Utilisateurs</text:p>
          </table:table-cell>
        </table:table-row>
        <table:table-row>
          <table:table-cell table:style-name="Tableau2.A2" office:value-type="string">
            <text:p text:style-name="P5">Acteurs Secondaires</text:p>
          </table:table-cell>
          <table:table-cell table:style-name="Tableau2.B2" office:value-type="string">
            <text:p text:style-name="P6">Console</text:p>
          </table:table-cell>
        </table:table-row>
        <table:table-row>
          <table:table-cell table:style-name="Tableau2.A2" office:value-type="string">
            <text:p text:style-name="P5">Conditions initiales</text:p>
          </table:table-cell>
          <table:table-cell table:style-name="Tableau2.B2" office:value-type="string">
            <text:p text:style-name="P3">- <text:span text:style-name="T2">Lutilisateur doit s’être identifié</text:span></text:p>
            <text:p text:style-name="P3">- <text:span text:style-name="T2">Il doit être sur sa page de profil</text:span></text:p>
          </table:table-cell>
        </table:table-row>
        <table:table-row>
          <table:table-cell table:style-name="Tableau2.A2" office:value-type="string">
            <text:p text:style-name="P5">Déroulement</text:p>
          </table:table-cell>
          <table:table-cell table:style-name="Tableau2.B2" office:value-type="string">
            <text:p text:style-name="P3">- <text:span text:style-name="T2">L’utilisateur clique sur le bouton modifier et une nouvelle fenêtre s’ouvre.</text:span></text:p>
            <text:p text:style-name="P3">- <text:span text:style-name="T2">Il rentre sa nouvelle taille en cm et la console vérifie que la valeur est correcte (&gt; 70 et &lt; 250) lorsqu’il voudra enregistrer. Si la case est vide, la valeur précédente ne sera pas modifié.</text:span></text:p>
          </table:table-cell>
        </table:table-row>
        <table:table-row>
          <table:table-cell table:style-name="Tableau2.A2" office:value-type="string">
            <text:p text:style-name="P5">Condition de fin</text:p>
          </table:table-cell>
          <table:table-cell table:style-name="Tableau2.B2" office:value-type="string">
            <text:p text:style-name="P3">- <text:span text:style-name="T2">L’utilisateur clique sur “Annuler” ou “Enregistrer” (dans le cas où les valeurs sont correctes)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as “Modifier son poids”</text:p>
      <text:p text:style-name="P2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5">Nom</text:p>
          </table:table-cell>
          <table:table-cell table:style-name="Tableau3.B1" office:value-type="string">
            <text:p text:style-name="P8"><text:span text:style-name="T4">Modifier so</text:span><text:span text:style-name="T5">n poids</text:span></text:p>
          </table:table-cell>
        </table:table-row>
        <table:table-row>
          <table:table-cell table:style-name="Tableau3.A2" office:value-type="string">
            <text:p text:style-name="P5">Objectif</text:p>
          </table:table-cell>
          <table:table-cell table:style-name="Tableau3.B2" office:value-type="string">
            <text:p text:style-name="P9"><text:span text:style-name="T5">Mettre à jour son poids</text:span></text:p>
          </table:table-cell>
        </table:table-row>
        <table:table-row>
          <table:table-cell table:style-name="Tableau3.A2" office:value-type="string">
            <text:p text:style-name="P5">Acteurs Pirncipaux</text:p>
          </table:table-cell>
          <table:table-cell table:style-name="Tableau3.B2" office:value-type="string">
            <text:p text:style-name="P6">Utilisateurs</text:p>
          </table:table-cell>
        </table:table-row>
        <table:table-row>
          <table:table-cell table:style-name="Tableau3.A2" office:value-type="string">
            <text:p text:style-name="P5">Acteurs Secondaires</text:p>
          </table:table-cell>
          <table:table-cell table:style-name="Tableau3.B2" office:value-type="string">
            <text:p text:style-name="P6">Console</text:p>
          </table:table-cell>
        </table:table-row>
        <table:table-row>
          <table:table-cell table:style-name="Tableau3.A2" office:value-type="string">
            <text:p text:style-name="P5">Conditions initiales</text:p>
          </table:table-cell>
          <table:table-cell table:style-name="Tableau3.B2" office:value-type="string">
            <text:p text:style-name="P3">- <text:span text:style-name="T2">Lutilisateur doit s’être identifié</text:span></text:p>
            <text:p text:style-name="P3">- <text:span text:style-name="T2">Il doit être sur sa page de profil</text:span></text:p>
          </table:table-cell>
        </table:table-row>
        <table:table-row>
          <table:table-cell table:style-name="Tableau3.A2" office:value-type="string">
            <text:p text:style-name="P5">Déroulement</text:p>
          </table:table-cell>
          <table:table-cell table:style-name="Tableau3.B2" office:value-type="string">
            <text:p text:style-name="P3">- <text:span text:style-name="T2">L’utilisateur clique sur le bouton modifier et une nouvelle fenêtre s’ouvre.</text:span></text:p>
            <text:p text:style-name="P7"><text:span text:style-name="T3">- </text:span><text:span text:style-name="T5">Il rentre son nouveau poids en kg et la console vérifie que la valeur est correcte (&gt; 30,00 et &lt; 200,00) lorsqu’il voudra enregistrer. Si la case est vide, la valeur précédente ne sera pas modifié.</text:span></text:p>
          </table:table-cell>
        </table:table-row>
        <table:table-row>
          <table:table-cell table:style-name="Tableau3.A2" office:value-type="string">
            <text:p text:style-name="P5">Condition de fin</text:p>
          </table:table-cell>
          <table:table-cell table:style-name="Tableau3.B2" office:value-type="string">
            <text:p text:style-name="P3">- <text:span text:style-name="T2">L’utilisateur clique sur “Annuler” ou “Enregistrer” (dans le cas où les valeurs sont correctes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1-04-07T11:38:21.432000000</dc:date>
    <meta:editing-duration>PT8M13S</meta:editing-duration>
    <meta:editing-cycles>1</meta:editing-cycles>
    <meta:document-statistic meta:table-count="3" meta:image-count="0" meta:object-count="0" meta:page-count="2" meta:paragraph-count="51" meta:word-count="290" meta:character-count="1782" meta:non-whitespace-character-count="1542"/>
  </office:meta>
</office:document-meta>
</file>